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style:font-face style:name="sans-serif" svg:font-family="sans-serif"/>
  </office:font-face-decls>
  <office:automatic-styles>
    <style:style style:name="P1" style:family="paragraph" style:parent-style-name="Standard">
      <style:text-properties fo:language="nb" fo:country="NO" officeooo:rsid="001d8a4f" officeooo:paragraph-rsid="001d8a4f"/>
    </style:style>
    <style:style style:name="P2" style:family="paragraph" style:parent-style-name="Standard">
      <style:text-properties fo:language="nb" fo:country="NO" officeooo:rsid="0023aac6" officeooo:paragraph-rsid="0023aac6"/>
    </style:style>
    <style:style style:name="P3" style:family="paragraph" style:parent-style-name="Standard">
      <style:text-properties officeooo:paragraph-rsid="0023aac6"/>
    </style:style>
    <style:style style:name="P4" style:family="paragraph" style:parent-style-name="Standard">
      <style:text-properties officeooo:rsid="00260f4b" officeooo:paragraph-rsid="00260f4b"/>
    </style:style>
    <style:style style:name="P5" style:family="paragraph" style:parent-style-name="Standard">
      <style:text-properties officeooo:rsid="00260f4b" officeooo:paragraph-rsid="00305e56"/>
    </style:style>
    <style:style style:name="P6" style:family="paragraph" style:parent-style-name="Heading_20_2">
      <style:text-properties officeooo:rsid="003cc782" officeooo:paragraph-rsid="003cc782"/>
    </style:style>
    <style:style style:name="P7" style:family="paragraph" style:parent-style-name="Standard">
      <style:text-properties fo:language="nb" fo:country="NO" officeooo:rsid="0023aac6" officeooo:paragraph-rsid="0023aac6"/>
    </style:style>
    <style:style style:name="P8" style:family="paragraph" style:parent-style-name="Standard">
      <style:text-properties fo:language="nb" fo:country="NO" officeooo:rsid="001d8a4f" officeooo:paragraph-rsid="001d8a4f"/>
    </style:style>
    <style:style style:name="P9" style:family="paragraph" style:parent-style-name="Standard">
      <style:text-properties fo:language="nb" fo:country="NO" officeooo:rsid="001d8a4f" officeooo:paragraph-rsid="00377501"/>
    </style:style>
    <style:style style:name="P10" style:family="paragraph" style:parent-style-name="Standard">
      <style:text-properties fo:language="nb" fo:country="NO" officeooo:rsid="0031eb36" officeooo:paragraph-rsid="0031eb36"/>
    </style:style>
    <style:style style:name="P11" style:family="paragraph" style:parent-style-name="Standard">
      <style:text-properties fo:language="nb" fo:country="NO" officeooo:rsid="00305e56" officeooo:paragraph-rsid="00305e56"/>
    </style:style>
    <style:style style:name="P12" style:family="paragraph" style:parent-style-name="Standard">
      <style:text-properties fo:language="nb" fo:country="NO" officeooo:rsid="001f7bc4" officeooo:paragraph-rsid="0027becc"/>
    </style:style>
    <style:style style:name="P13" style:family="paragraph" style:parent-style-name="Standard">
      <style:text-properties fo:language="nb" fo:country="NO" officeooo:rsid="001f7bc4" officeooo:paragraph-rsid="00353562"/>
    </style:style>
    <style:style style:name="P14" style:family="paragraph" style:parent-style-name="Standard">
      <style:text-properties fo:language="nb" fo:country="NO" officeooo:rsid="001f7bc4" officeooo:paragraph-rsid="003dfd1f"/>
    </style:style>
    <style:style style:name="P15" style:family="paragraph" style:parent-style-name="Standard">
      <style:text-properties fo:language="nb" fo:country="NO" officeooo:rsid="002ce73a" officeooo:paragraph-rsid="002ce73a"/>
    </style:style>
    <style:style style:name="P16" style:family="paragraph" style:parent-style-name="Text_20_body">
      <style:text-properties fo:font-style="italic"/>
    </style:style>
    <style:style style:name="P17" style:family="paragraph" style:parent-style-name="Text_20_body">
      <style:text-properties fo:language="nb" fo:country="NO" officeooo:rsid="0023aac6" officeooo:paragraph-rsid="0023aac6"/>
    </style:style>
    <style:style style:name="T1" style:family="text">
      <style:text-properties fo:font-style="italic"/>
    </style:style>
    <style:style style:name="T2" style:family="text">
      <style:text-properties fo:language="nb" fo:country="NO" officeooo:rsid="0023aac6"/>
    </style:style>
    <style:style style:name="T3" style:family="text">
      <style:text-properties officeooo:rsid="001f7bc4"/>
    </style:style>
    <style:style style:name="T4" style:family="text">
      <style:text-properties officeooo:rsid="001fe1b4"/>
    </style:style>
    <style:style style:name="T5" style:family="text">
      <style:text-properties officeooo:rsid="0023aac6"/>
    </style:style>
    <style:style style:name="T6" style:family="text">
      <style:text-properties officeooo:rsid="002469dc"/>
    </style:style>
    <style:style style:name="T7" style:family="text">
      <style:text-properties officeooo:rsid="00260f4b"/>
    </style:style>
    <style:style style:name="T8" style:family="text">
      <style:text-properties officeooo:rsid="0026da48"/>
    </style:style>
    <style:style style:name="T9" style:family="text">
      <style:text-properties officeooo:rsid="0027becc"/>
    </style:style>
    <style:style style:name="T10" style:family="text">
      <style:text-properties officeooo:rsid="00293b2c"/>
    </style:style>
    <style:style style:name="T11" style:family="text">
      <style:text-properties officeooo:rsid="002ce73a"/>
    </style:style>
    <style:style style:name="T12" style:family="text">
      <style:text-properties officeooo:rsid="002ee204"/>
    </style:style>
    <style:style style:name="T13" style:family="text">
      <style:text-properties officeooo:rsid="00305e56"/>
    </style:style>
    <style:style style:name="T14" style:family="text">
      <style:text-properties officeooo:rsid="00316a84"/>
    </style:style>
    <style:style style:name="T15" style:family="text">
      <style:text-properties officeooo:rsid="003354cb"/>
    </style:style>
    <style:style style:name="T16" style:family="text">
      <style:text-properties officeooo:rsid="00348cf7"/>
    </style:style>
    <style:style style:name="T17" style:family="text">
      <style:text-properties officeooo:rsid="00353562"/>
    </style:style>
    <style:style style:name="T18" style:family="text">
      <style:text-properties officeooo:rsid="003606d6"/>
    </style:style>
    <style:style style:name="T19" style:family="text">
      <style:text-properties officeooo:rsid="00377501"/>
    </style:style>
    <style:style style:name="T20" style:family="text">
      <style:text-properties officeooo:rsid="0037bccd"/>
    </style:style>
    <style:style style:name="T21" style:family="text">
      <style:text-properties officeooo:rsid="00383277"/>
    </style:style>
    <style:style style:name="T22" style:family="text">
      <style:text-properties officeooo:rsid="00392b81"/>
    </style:style>
    <style:style style:name="T23" style:family="text">
      <style:text-properties officeooo:rsid="003c2597"/>
    </style:style>
    <style:style style:name="T24" style:family="text">
      <style:text-properties officeooo:rsid="003cc782"/>
    </style:style>
    <style:style style:name="T25" style:family="text">
      <style:text-properties officeooo:rsid="003dfd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Kunstig intelligens</text:h>
      <text:p text:style-name="Text_20_body"/>
      <text:p text:style-name="P1">Kunstig intelligens er <text:span text:style-name="T5">informasjonsteknologi </text:span>som justerer sin egen aktivitet og derfor tilsynelatende framstår som <text:a xlink:type="simple" xlink:href="https://snl.no/intelligens" text:style-name="Internet_20_link" text:visited-style-name="Visited_20_Internet_20_Link"><text:span text:style-name="T5">i</text:span></text:a><text:span text:style-name="T5">ntelligent</text:span>. <text:span text:style-name="T5">(Tidemann, 2020) Man kan si at en datamaskin har kunstig inteligens hvis den greier å løse en oppgave uten å på forhånd hatt fått instruksjoner om hvordan </text:span><text:span text:style-name="T19">oppgaven skal løses</text:span><text:span text:style-name="T5">. </text:span>Bruk av kunstig intelligens gir oss <text:span text:style-name="T6">nye muligheter </text:span><text:span text:style-name="T19">innenfor mange områder</text:span><text:span text:style-name="T6">, men vil også føre til</text:span> utfordringer <text:span text:style-name="T6">og etiske </text:span><text:span text:style-name="T14">problemer</text:span>. Håpet er at kunstig inteligens en dag kan <text:span text:style-name="T3">bidra med å løse store samfunnsprobler, </text:span><text:span text:style-name="T23">m</text:span><text:span text:style-name="T19">en det er mange som frykter at kunstig intelligens vil gjøre mer skade enn det gjør godt.</text:span></text:p>
      <text:p text:style-name="P1"/>
      <text:p text:style-name="P1"/>
      <text:p text:style-name="P9"><text:span text:style-name="T12">Å opprettholde en teknologisk fordel har alltid vært viktig for militær suksess. </text:span><text:span text:style-name="T13">Kunstig intelligens har vist seg å ha et stort potensial </text:span><text:span text:style-name="T19">i</text:span><text:span text:style-name="T13"> å hjelpe land med </text:span><text:span text:style-name="T19">de</text:span><text:span text:style-name="T24">re</text:span><text:span text:style-name="T19">s </text:span><text:span text:style-name="T13">nasjonal sikkerhet. </text:span>(Taddeo &amp; Floridi,<text:bookmark text:name="ref-link-section-d168773295e4151"/> <text:span text:style-name="T13">2018</text:span>) <text:span text:style-name="T13">Derfor har mange av verdens største land lagt til rette for mye forskning på kunstig intelligens.</text:span><text:span text:style-name="T18"> For å forske og utvikle stadig bedre KI krever dette enormt mye penger og store mengder data, som ikke alle har tilgang </text:span><text:span text:style-name="T19">på</text:span><text:span text:style-name="T18">. Dette vil føre til at kunstig innteligens </text:span><text:span text:style-name="T19">bidrar til å</text:span><text:span text:style-name="T18"> skape større forskjeller i verden, </text:span><text:span text:style-name="T19">både fra land til land, men også fra person til person</text:span><text:span text:style-name="T18">. </text:span><text:span text:style-name="T19">Land med mye ressurser som USA, Kina og Russland vil kunne få et stort teknologisk forsprang på land med mindre ressurser. Store firmaer som Facebook og Google </text:span><text:span text:style-name="T20">som har enorme mengder </text:span><text:span text:style-name="T24">innsamlet</text:span><text:span text:style-name="T20"> dat</text:span><text:span text:style-name="T24">a </text:span><text:span text:style-name="T20">fra bruker vil også kunne utvikle </text:span><text:span text:style-name="T21">kraftig </text:span><text:span text:style-name="T20">KI.</text:span></text:p>
      <text:p text:style-name="P11"/>
      <text:p text:style-name="P12"/>
      <text:p text:style-name="P14">De siste årene har kunstig intelligen<text:span text:style-name="T7">s bli</text:span>tt tatt i <text:span text:style-name="T7">b</text:span>ruk <text:span text:style-name="T6">i militær sammenheng</text:span>, <text:span text:style-name="T6">til blandt annet </text:span>logistikk, <text:span text:style-name="T7">overvåkning</text:span> <text:span text:style-name="T4">og dataangrep. </text:span><text:span text:style-name="T21">KI</text:span><text:span text:style-name="T9"> vil kunne føre til at militære operasjoner kan gjennomføres mer effektiv og at beslutninger blir tatt mer presist. </text:span><text:span text:style-name="T21">Derfor har det</text:span><text:span text:style-name="T7"> amerikanske forsvarsdeparemange over 685 </text:span><text:span text:style-name="T11">aktive </text:span><text:span text:style-name="T7">kunstig intelligens prosjekt, </text:span><text:span text:style-name="T21">for å forske og utvikle KI</text:span><text:span text:style-name="T7">. (Demarest, 2022) <text:s/></text:span><text:span text:style-name="T25">Blandt disse er det flere prosjekter som har med</text:span><text:span text:style-name="T7"> store våpensystemer å gjøre. </text:span><text:span text:style-name="T8">Et av disse prosjektene går ut på å analysere bilder fra droner </text:span><text:span text:style-name="T17">hvor</text:span><text:span text:style-name="T9"> </text:span><text:span text:style-name="T17">KI systemer</text:span><text:span text:style-name="T9"> </text:span><text:span text:style-name="T25">vil bli brukt til å </text:span><text:span text:style-name="T8">vurdere risiko </text:span><text:span text:style-name="T17">og</text:span><text:span text:style-name="T8"> gjenkjenne mål </text:span><text:span text:style-name="T10">for droneangrep</text:span><text:span text:style-name="T8">. </text:span><text:span text:style-name="T17">Kunstig intelligens vil være mye flinkere på dette enn hva mennesker er. På den måten kan KI bidra med å utføre mer presise droneangrep, som vil resultere i færre sivile tap. Men kan vi virkelig stole på en datamaskin til å ta disse besluttningene, og tilsynelatende bestemme hvem som skal </text:span><text:span text:style-name="T18">leve</text:span><text:span text:style-name="T17"> og ikke? </text:span><text:span text:style-name="T18">Og kan vi stole på at de som har programert </text:span><text:span text:style-name="T21">de KI systemene</text:span><text:span text:style-name="T18"> har tatt hensyn til grunnlegende etiske prinsipper og humanitære rettigheter. </text:span><text:span text:style-name="T22">En velkjent problemstilling med KI er at froskjellige k</text:span><text:span text:style-name="T16">unstig intelligens systemer ka</text:span><text:span text:style-name="T22">n </text:span><text:span text:style-name="T16">komme i komflikt med hverandre, </text:span><text:span text:style-name="T17">og </text:span><text:span text:style-name="T21">med det </text:span><text:span text:style-name="T17">eskalere en krig </text:span><text:span text:style-name="T21">videre</text:span><text:span text:style-name="T17">. </text:span><text:span text:style-name="T22">Som igjen vil føre til flere sivile tap og unødvendige ødleggelser.</text:span></text:p>
      <text:p text:style-name="P13"/>
      <text:p text:style-name="P13"/>
      <text:p text:style-name="P10">Ved bruk <text:span text:style-name="T15">av stadig bedre</text:span> kunstig intelligens <text:span text:style-name="T15">sammt å gi den tilgang til mer data og flere </text:span><text:span text:style-name="T25">viktige </text:span><text:span text:style-name="T15">systemer kan vi</text:span> risikere å miste <text:span text:style-name="T23">oversikten over</text:span> hv<text:span text:style-name="T15">ilken data</text:span> KI-<text:span text:style-name="T23">en</text:span> <text:span text:style-name="T15">bruker og hvilket problermer den egetlig jobber med. Dette vil føre til at man ikke kan være sikker på at det den gjør er </text:span><text:span text:style-name="T21">e</text:span>tisk riktig. Det finnes flere som er beskymret for at vi skal miste kontrollen på kunstig intelligens. <text:span text:style-name="T25">Derfor blir det spessielt viktig ved</text:span> militær bruk <text:span text:style-name="T15">av KI å altid ha menneskelig tilsyn, ellers kan konsikvensene være katostrofale.</text:span></text:p>
      <text:p text:style-name="P10"/>
      <text:p text:style-name="P10"/>
      <text:p text:style-name="P15"/>
      <text:p text:style-name="P1"/>
      <text:p text:style-name="P1"/>
      <text:p text:style-name="P1"/>
      <text:p text:style-name="P1"><text:soft-page-break/></text:p>
      <text:p text:style-name="P1"/>
      <text:p text:style-name="P1"/>
      <text:p text:style-name="P1"/>
      <text:p text:style-name="P2">Literaturliste</text:p>
      <text:p text:style-name="P2"/>
      <text:p text:style-name="P2"/>
      <text:p text:style-name="P2">Tidemann, A. (2020, 8. januar).</text:p>
      <text:p text:style-name="P3"><text:span text:style-name="T2"><text:tab/>Kunstig intelligens. I Store norske leksikon. </text:span><text:a xlink:type="simple" xlink:href="https://snl.no/kunstig_intelligens" text:style-name="Internet_20_link" text:visited-style-name="Visited_20_Internet_20_Link">https://snl.no/kunstig_intelligens</text:a></text:p>
      <text:p text:style-name="P3"/>
      <text:p text:style-name="P3"/>
      <text:p text:style-name="P4">Demarest, <text:span text:style-name="T8">C. (2022, 22. februar).</text:span></text:p>
      <text:p text:style-name="P4"><text:tab/><text:span text:style-name="T8">Hundreds of AI projects underway as Defense Department eyes future combat I C4ISRNET.</text:span></text:p>
      <text:p text:style-name="P4"><text:tab/><text:a xlink:type="simple" xlink:href="https://www.c4isrnet.com/artificial-intelligence/2022/02/22/hundreds-of-ai-projects-" text:style-name="Internet_20_link" text:visited-style-name="Visited_20_Internet_20_Link">https://www.c4isrnet.com/artificial-intelligence/2022/02/22/hundreds-of-ai-projects-</text:a><text:a xlink:type="simple" xlink:href="https://www.c4isrnet.com/artificial-intelligence/2022/02/22/hundreds-of-ai-projects-underway-as-defense-department-eyes-future-combat/" text:style-name="Internet_20_link" text:visited-style-name="Visited_20_Internet_20_Link"><text:tab/>underway-as-defense-department-eyes-future-combat/</text:a></text:p>
      <text:p text:style-name="P4"/>
      <text:p text:style-name="P4"/>
      <text:p text:style-name="P5">Taddeo, M., &amp; Floridi, L. (2018).</text:p>
      <text:p text:style-name="P5"><text:tab/>Regulate artificial intelligence to avert cyber arms race. <text:span text:style-name="T1">Nature,</text:span> <text:span text:style-name="T1">556</text:span>(7701), 296–298. <text:tab/><text:a xlink:type="simple" xlink:href="https://doi.org/10.1038/d41586-018-04602-6" text:style-name="Internet_20_link" text:visited-style-name="Visited_20_Internet_20_Link">https://doi.org/10.1038/d41586-018-04602-6</text:a></text:p>
      <text:p text:style-name="P4"/>
      <text:p text:style-name="P2"/>
      <text:p text:style-name="P2"/>
      <text:p text:style-name="P2">Jeg likte spesielt godt hvor du trekker inn ressurssterke land, og firmaer som en “trussel” med tanke  på forspranget de vil få siden de sitter på enorme mengder data og ressurser, og de er generelt langt fremme innenfor data teknologi. I tillegg, liker jeg godt der hvor du går inn på det amerikanske forsvarsdepartementet sine prosjekter innenfor temaet. Det spørs litt hvordan du ønsker vinklingen på teksten din, men det hadde vært en god mulighet og basere hele teksten på nemlig dette. Ved å trekke inn flere av de 685 prosjektene de har om kunstig intelligens og drøfte de etiske problemene rundt dette.</text:p>
      <text:p text:style-name="P2"/>
      <text:p text:style-name="P2"/>
      <text:p text:style-name="P17">Jeg anbefaler deg å se litt nærmere på setningsoppbyggingen din i noen av avsnittene da noen av disse kan være noe tunge å lese. Et eksempel er : "<text:span text:style-name="T1">Derfor har det amerikanske</text:span></text:p>
      <text:p text:style-name="P16">forsvarsdepartementet over 685 aktive kunstig intelligens prosjekt, inkludert noen som har</text:p>
      <text:p text:style-name="P16">med store våpensystemer å gjøre</text:p>
      <text:p text:style-name="P16">, for å forske og utvikle bedre KI"</text:p>
      <text:p text:style-name="Text_20_body"> </text:p>
      <text:p text:style-name="Text_20_body">Videre syns jeg kanskje at du kunne valgt å vinkle avslutningen din litt annerledes. Istedenfor å si “ at menneskeheten ender opp som i terminator filmene.” Så kunne du muligens ha brukt en litt mer formell fremstilling med tanke på at dette er en akademisk tekst. Så jeg ville ikke sammenlignet drøfting av etiske problemer rundt kunstig intelligens med en amerikansk action og science fiction film.</text:p>
      <text:p text:style-name="Text_20_body"/>
      <text:p text:style-name="Text_20_body"/>
      <text:p text:style-name="Text_20_body"/>
      <text:p text:style-name="Text_20_body"><text:soft-page-break/></text:p>
      <text:p text:style-name="Text_20_body"/>
      <text:p text:style-name="Text_20_body">Teksten du har skrevet er byget opp på en veldig bra måte, du har med overskrift, innledning, hoveddel og avsluttning. Dette gjør teksen din lettere å lese. </text:p>
      <text:p text:style-name="Text_20_body"> </text:p>
      <text:p text:style-name="Text_20_body">Innledingen din inneholder i stor grad hva teksnen hanler om og hva leser kan forvente.  Du forklarer godt hva kunstig inteligenns og gir leser et bilde om hva KI er og hva det kan brukes til. </text:p>
      <text:p text:style-name="Text_20_body"> </text:p>
      <text:p text:style-name="Text_20_body">Du nevner også hvilke industrier KI kan brukes til og trekker militæret som hoved eksempel. Dette fungerer veldig godt som eksempel da det er mye etiske valg som må tas i militære situasjoner. </text:p>
      <text:p text:style-name="Text_20_body"> </text:p>
      <text:p text:style-name="Text_20_body">Kilde føringen i teksten er gjort på en profesjonell måte. </text:p>
      <text:p text:style-name="Text_20_body"/>
      <text:p text:style-name="Text_20_body"/>
      <text:p text:style-name="Text_20_body"/>
      <text:p text:style-name="Text_20_body">Dette var en godt skrevet teks der det er vanskelig å trekke ut noe spesifikt som har forbedringspotensial. Men om det er noe noe jeg må trekke ut som er negativt, må det nokk være en kommentar du hadde i siste avsnitt der du skriver “og at menneskeheten ender opp som i terminator ”. Dette mener jeg er et uprofesjonelt eksempel som baserer seg alt for mye på fiksjon og svada. Her kan et mer reelt eksempel få skribent til å virke mer profesjonell og troverdig. </text:p>
      <text:p text:style-name="Text_20_body"> </text:p>
      <text:p text:style-name="Text_20_body">Strukturen din er bra men i avsnitt 2 ble det litt tungt å lese. </text:p>
      <text:p text:style-name="Text_20_body"> </text:p>
      <text:p text:style-name="Text_20_body">Litteraturliste skal også være på egen side helt til slutt. </text:p>
      <text:p text:style-name="Text_20_bod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8:32:01.637500907</meta:creation-date>
    <meta:generator>LibreOffice/7.3.5.2$Linux_X86_64 LibreOffice_project/30$Build-2</meta:generator>
    <dc:date>2022-09-24T19:21:36.431994631</dc:date>
    <meta:editing-duration>PT24M32S</meta:editing-duration>
    <meta:editing-cycles>8</meta:editing-cycles>
    <meta:document-statistic meta:table-count="0" meta:image-count="0" meta:object-count="0" meta:page-count="3" meta:paragraph-count="32" meta:word-count="1030" meta:character-count="6333" meta:non-whitespace-character-count="5309"/>
  </office:meta>
</office:document-meta>
</file>